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8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none" draw:stroke="solid" svg:stroke-width="0.00694in" svg:stroke-color="#4472c4" svg:stroke-opacity="100%" draw:stroke-linejoin="miter" svg:stroke-linecap="butt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3.74312in" svg:y="2.24771in" svg:width="0.87156in" svg:height="1.50229in" draw:id="id63" draw:style-name="a383" draw:name="Rechteck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4312in" svg:y1="2.24771in" svg:x2="3.21101in" svg:y2="2.24771in" draw:id="id64" draw:style-name="a384" draw:name="Gerader Verbinder 5">
          <svg:title/>
          <svg:desc/>
        </draw:connector>
        <draw:connector draw:type="line" svg:x1="3.74312in" svg:y1="3.75in" svg:x2="3.21101in" svg:y2="3.75in" draw:id="id65" draw:style-name="a385" draw:name="Gerader Verbinder 7">
          <svg:title/>
          <svg:desc/>
        </draw:connector>
        <draw:connector draw:type="line" svg:x1="3.21101in" svg:y1="2.24771in" svg:x2="3.21101in" svg:y2="3.75in" draw:id="id66" draw:style-name="a386" draw:name="Gerader Verbinder 9">
          <svg:title/>
          <svg:desc/>
        </draw:connector>
        <draw:frame draw:id="id67" draw:style-name="a390" draw:name="Textfeld 10" svg:x="2.86238in" svg:y="2.7969in" svg:width="0.34862in" svg:height="0.40391in">
          <draw:text-box>
            <text:p text:style-name="a389" text:class-names="" text:cond-style-name=""><text:span text:style-name="a387" text:class-names="">l</text:span><text:span text:style-name="a388" text:class-names=""/></text:p>
          </draw:text-box>
          <svg:title/>
          <svg:desc/>
        </draw:frame>
        <draw:connector draw:type="line" svg:x1="3.74312in" svg:y1="2.24771in" svg:x2="3.74312in" svg:y2="2.00917in" draw:id="id68" draw:style-name="a391" draw:name="Gerader Verbinder 12">
          <svg:title/>
          <svg:desc/>
        </draw:connector>
        <draw:connector draw:type="line" svg:x1="4.61621in" svg:y1="2.24771in" svg:x2="4.61621in" svg:y2="2.00917in" draw:id="id69" draw:style-name="a392" draw:name="Gerader Verbinder 13">
          <svg:title/>
          <svg:desc/>
        </draw:connector>
        <draw:connector draw:type="line" svg:x1="3.74312in" svg:y1="2.00917in" svg:x2="3.74312in" svg:y2="2.00917in" draw:id="id70" draw:style-name="a393" draw:name="Gerader Verbinder 15">
          <svg:title/>
          <svg:desc/>
        </draw:connector>
        <draw:connector draw:type="line" svg:x1="3.74312in" svg:y1="2.00917in" svg:x2="4.61468in" svg:y2="2.00917in" draw:id="id71" draw:style-name="a394" draw:name="Gerader Verbinder 18">
          <svg:title/>
          <svg:desc/>
        </draw:connector>
        <draw:frame draw:id="id72" draw:style-name="a398" draw:name="Textfeld 19" svg:x="4.01835in" svg:y="1.60503in" svg:width="0.32109in" svg:height="0.40391in">
          <draw:text-box>
            <text:p text:style-name="a397" text:class-names="" text:cond-style-name=""><text:span text:style-name="a395" text:class-names="">D</text:span><text:span text:style-name="a396" text:class-names=""/></text:p>
          </draw:text-box>
          <svg:title/>
          <svg:desc/>
        </draw:frame>
        <draw:custom-shape svg:x="4.44955in" svg:y="3.2844in" svg:width="0.17431in" svg:height="0.17431in" draw:id="id73" draw:style-name="a401" draw:name="Ellipse 20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5367in" svg:y1="3.2844in" draw:start-shape="id73" draw:start-glue-point="0" svg:x2="4.87156in" svg:y2="3.2844in" draw:id="id74" draw:style-name="a402" draw:name="Gerader Verbinder 22">
          <svg:title/>
          <svg:desc/>
        </draw:connector>
        <draw:connector draw:type="line" svg:x1="4.5367in" svg:y1="3.45871in" svg:x2="4.87156in" svg:y2="3.45871in" draw:id="id75" draw:style-name="a403" draw:name="Gerader Verbinder 23">
          <svg:title/>
          <svg:desc/>
        </draw:connector>
        <draw:connector draw:type="line" svg:x1="4.87156in" svg:y1="3.2844in" svg:x2="4.87156in" svg:y2="3.45871in" draw:id="id76" draw:style-name="a404" draw:name="Gerader Verbinder 25">
          <svg:title/>
          <svg:desc/>
        </draw:connector>
        <draw:frame draw:id="id77" draw:style-name="a408" draw:name="Textfeld 26" svg:x="4.95184in" svg:y="3.1696in" svg:width="0.3899in" svg:height="0.40391in">
          <draw:text-box>
            <text:p text:style-name="a407" text:class-names="" text:cond-style-name=""><text:span text:style-name="a405" text:class-names="">d</text:span><text:span text:style-name="a4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3-14T21:50:57Z</meta:creation-date>
    <dc:date>2018-03-14T21:51:15Z</dc:date>
    <meta:editing-cycles>1</meta:editing-cycles>
    <meta:editing-duration>PT0S</meta:editing-duration>
    <meta:document-statistic meta:paragraph-count="3" meta:word-count="3"/>
  </office:meta>
</office:document-meta>
</file>